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2">
      <style:table-cell-properties fo:border-bottom="0.99pt solid #000000" fo:border-left="none" fo:border-right="none" fo:border-top="0.99pt solid #000000"/>
    </style:style>
    <style:style style:name="ce23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</style:style>
    <style:style style:name="ce30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none" fo:border-top="2.01pt solid #000000"/>
    </style:style>
    <style:style style:name="ce32" style:family="table-cell" style:parent-style-name="Pivot_20_Table_20_Value" style:data-style-name="N2">
      <style:table-cell-properties fo:border-bottom="none" fo:border-left="none" fo:border-right="none" fo:border-top="0.99pt solid #000000"/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3" style:family="table-cell" style:parent-style-name="Pivot_20_Table_20_Value" style:data-style-name="N2"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4" style:family="table-cell" style:parent-style-name="Pivot_20_Table_20_Value" style:data-style-name="N2">
      <style:table-cell-properties fo:border-bottom="0.99pt solid #000000" fo:border-left="none" fo:border-right="none" fo:border-top="none"/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5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6" style:family="table-cell" style:parent-style-name="Pivot_20_Table_20_Value" style:data-style-name="N2">
      <style:table-cell-properties fo:border-bottom="0.99pt solid #000000" fo:border-left="none" fo:border-right="none" fo:border-top="0.99pt solid #000000"/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7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  <style:map style:condition="cell-content()&lt;0.2" style:apply-style-name="Untitled5" style:base-cell-address="'Pivot Table_big_batch_collated_1'.E4"/>
      <style:map style:condition="cell-content-is-between(0.2,0.5)" style:apply-style-name="Untitled6" style:base-cell-address="'Pivot Table_big_batch_collated_1'.E4"/>
    </style:style>
    <style:style style:name="ce38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42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Pivot_20_Table_20_Result" style:data-style-name="N2">
      <style:table-cell-properties fo:border-bottom="0.99pt solid #000000" fo:border-left="none" fo:border-right="none" fo:border-top="0.99pt solid #000000"/>
    </style:style>
    <style:style style:name="ce44" style:family="table-cell" style:parent-style-name="Pivot_20_Table_20_Result" style:data-style-name="N2">
      <style:table-cell-properties fo:border="0.99pt solid #000000"/>
    </style:style>
    <style:style style:name="ce45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4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54" style:family="table-cell" style:parent-style-name="Default">
      <style:table-cell-properties fo:background-color="#ffa6a6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2">
      <style:table-cell-properties fo:border-bottom="none" fo:border-left="0.99pt solid #000000" fo:border-right="none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58" style:family="table-cell" style:parent-style-name="Pivot_20_Table_20_Value" style:data-style-name="N2">
      <style:table-cell-properties fo:border-bottom="none" fo:border-left="0.99pt solid #000000" fo:border-right="none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1" style:family="table-cell" style:parent-style-name="Pivot_20_Table_20_Value" style:data-style-name="N2">
      <style:table-cell-properties fo:border-bottom="0.99pt solid #000000" fo:border-left="0.99pt solid #000000" fo:border-right="none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2" style:family="table-cell" style:parent-style-name="Pivot_20_Table_20_Value" style:data-style-name="N2">
      <style:table-cell-properties fo:border-bottom="0.99pt solid #000000" fo:border-left="none" fo:border-right="none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3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7" style:family="table-cell" style:parent-style-name="Pivot_20_Table_20_Value" style:data-style-name="N2">
      <style:table-cell-properties fo:border-bottom="none" fo:border-left="none" fo:border-right="0.99pt solid #000000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8" style:family="table-cell" style:parent-style-name="Pivot_20_Table_20_Value" style:data-style-name="N2">
      <style:table-cell-properties fo:border-bottom="none" fo:border-left="none" fo:border-right="0.99pt solid #000000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69" style:family="table-cell" style:parent-style-name="Pivot_20_Table_20_Value" style:data-style-name="N2">
      <style:table-cell-properties fo:border-bottom="0.99pt solid #000000" fo:border-left="none" fo:border-right="0.99pt solid #000000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70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7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23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128" style:family="table-cell" style:parent-style-name="Pivot_20_Table_20_Result" style:data-style-name="N2">
      <style:table-cell-properties fo:border-bottom="none" fo:border-left="0.99pt solid #000000" fo:border-right="2.01pt solid #000000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129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135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  <style:map style:condition="cell-content()&lt;0.25" style:apply-style-name="Untitled1" style:base-cell-address="'Pivot Table_big_batch_collated_2'.C3"/>
      <style:map style:condition="cell-content-is-between(0.25,0.5)" style:apply-style-name="Untitled2" style:base-cell-address="'Pivot Table_big_batch_collated_2'.C3"/>
      <style:map style:condition="cell-content()&gt;0.5" style:apply-style-name="Untitled4" style:base-cell-address="'Pivot Table_big_batch_collated_2'.C3"/>
    </style:style>
    <style:style style:name="ce7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ig_batch_colla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rial num</text:p>
          </table:table-cell>
          <table:table-cell office:value-type="string" calcext:value-type="string">
            <text:p>G/D</text:p>
          </table:table-cell>
          <table:table-cell office:value-type="string" calcext:value-type="string">
            <text:p>Final score</text:p>
          </table:table-cell>
          <table:table-cell office:value-type="string" calcext:value-type="string">
            <text:p>n_poi</text:p>
          </table:table-cell>
          <table:table-cell office:value-type="string" calcext:value-type="string">
            <text:p>n_agent</text:p>
          </table:table-cell>
          <table:table-cell office:value-type="string" calcext:value-type="string">
            <text:p>POI1</text:p>
          </table:table-cell>
          <table:table-cell office:value-type="string" calcext:value-type="string">
            <text:p>POI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'G'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'D'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'G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'D'</text:p>
          </table:table-cell>
          <table:table-cell office:value-type="float" office:value="0.983333333333333" calcext:value-type="float">
            <text:p>0.98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'D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G'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D'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G'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D'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G'</text:p>
          </table:table-cell>
          <table:table-cell office:value-type="float" office:value="0.0163934426229508" calcext:value-type="float">
            <text:p>0.0163934426229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D'</text:p>
          </table:table-cell>
          <table:table-cell office:value-type="float" office:value="0.0163934426229508" calcext:value-type="float">
            <text:p>0.0163934426229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G'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D'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G'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G'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'G'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'G'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'D'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'G'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'D'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'G'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'D'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'G'</text:p>
          </table:table-cell>
          <table:table-cell office:value-type="float" office:value="0.316666666666667" calcext:value-type="float">
            <text:p>0.31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'D'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'G'</text:p>
          </table:table-cell>
          <table:table-cell office:value-type="float" office:value="0.429752066115703" calcext:value-type="float">
            <text:p>0.4297520661157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'D'</text:p>
          </table:table-cell>
          <table:table-cell office:value-type="float" office:value="0.429752066115703" calcext:value-type="float">
            <text:p>0.4297520661157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'G'</text:p>
          </table:table-cell>
          <table:table-cell office:value-type="float" office:value="0.00826446280991736" calcext:value-type="float">
            <text:p>0.008264462809917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'D'</text:p>
          </table:table-cell>
          <table:table-cell office:value-type="float" office:value="0.00826446280991736" calcext:value-type="float">
            <text:p>0.008264462809917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'G'</text:p>
          </table:table-cell>
          <table:table-cell office:value-type="float" office:value="0.375" calcext:value-type="float">
            <text:p>0.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'G'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'D'</text:p>
          </table:table-cell>
          <table:table-cell office:value-type="float" office:value="0.1375" calcext:value-type="float">
            <text:p>0.1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'G'</text:p>
          </table:table-cell>
          <table:table-cell office:value-type="float" office:value="0.450819672131148" calcext:value-type="float">
            <text:p>0.450819672131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'D'</text:p>
          </table:table-cell>
          <table:table-cell office:value-type="float" office:value="0.221311475409836" calcext:value-type="float">
            <text:p>0.2213114754098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'G'</text:p>
          </table:table-cell>
          <table:table-cell office:value-type="float" office:value="0.00819672131147541" calcext:value-type="float">
            <text:p>0.008196721311475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'D'</text:p>
          </table:table-cell>
          <table:table-cell office:value-type="float" office:value="0.00819672131147541" calcext:value-type="float">
            <text:p>0.008196721311475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'G'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'D'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'G'</text:p>
          </table:table-cell>
          <table:table-cell office:value-type="float" office:value="0.721311475409836" calcext:value-type="float">
            <text:p>0.721311475409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'D'</text:p>
          </table:table-cell>
          <table:table-cell office:value-type="float" office:value="0.967213114754098" calcext:value-type="float">
            <text:p>0.9672131147540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'G'</text:p>
          </table:table-cell>
          <table:table-cell office:value-type="float" office:value="0.158333333333333" calcext:value-type="float">
            <text:p>0.15833333333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'G'</text:p>
          </table:table-cell>
          <table:table-cell office:value-type="float" office:value="0.0163934426229508" calcext:value-type="float">
            <text:p>0.0163934426229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'D'</text:p>
          </table:table-cell>
          <table:table-cell office:value-type="float" office:value="0.0491803278688525" calcext:value-type="float">
            <text:p>0.0491803278688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'G'</text:p>
          </table:table-cell>
          <table:table-cell office:value-type="float" office:value="0.441666666666667" calcext:value-type="float">
            <text:p>0.441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'G'</text:p>
          </table:table-cell>
          <table:table-cell office:value-type="float" office:value="0.40983606557377" calcext:value-type="float">
            <text:p>0.409836065573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'D'</text:p>
          </table:table-cell>
          <table:table-cell office:value-type="float" office:value="0.385245901639344" calcext:value-type="float">
            <text:p>0.3852459016393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'G'</text:p>
          </table:table-cell>
          <table:table-cell office:value-type="float" office:value="0.0875" calcext:value-type="float">
            <text:p>0.08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'D'</text:p>
          </table:table-cell>
          <table:table-cell office:value-type="float" office:value="0.0916666666666667" calcext:value-type="float">
            <text:p>0.091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'G'</text:p>
          </table:table-cell>
          <table:table-cell office:value-type="float" office:value="0.0163934426229508" calcext:value-type="float">
            <text:p>0.0163934426229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'D'</text:p>
          </table:table-cell>
          <table:table-cell office:value-type="float" office:value="0.0163934426229508" calcext:value-type="float">
            <text:p>0.0163934426229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'D'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'D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'D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'D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'D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'D'</text:p>
          </table:table-cell>
          <table:table-cell office:value-type="float" office:value="0.316666666666667" calcext:value-type="float">
            <text:p>0.31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'G'</text:p>
          </table:table-cell>
          <table:table-cell office:value-type="float" office:value="0.562841530054645" calcext:value-type="float">
            <text:p>0.5628415300546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'D'</text:p>
          </table:table-cell>
          <table:table-cell office:value-type="float" office:value="0.579234972677596" calcext:value-type="float">
            <text:p>0.5792349726775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'G'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'D'</text:p>
          </table:table-cell>
          <table:table-cell office:value-type="float" office:value="0.00555555555555556" calcext:value-type="float">
            <text:p>0.0055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'G'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'D'</text:p>
          </table:table-cell>
          <table:table-cell office:value-type="float" office:value="0.0109289617486339" calcext:value-type="float">
            <text:p>0.01092896174863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'D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'D'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'G'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'G'</text:p>
          </table:table-cell>
          <table:table-cell office:value-type="float" office:value="0.4375" calcext:value-type="float">
            <text:p>0.43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'G'</text:p>
          </table:table-cell>
          <table:table-cell office:value-type="float" office:value="0.1875" calcext:value-type="float">
            <text:p>0.18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'D'</text:p>
          </table:table-cell>
          <table:table-cell office:value-type="float" office:value="0.1875" calcext:value-type="float">
            <text:p>0.18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'G'</text:p>
          </table:table-cell>
          <table:table-cell office:value-type="float" office:value="0.235416666666667" calcext:value-type="float">
            <text:p>0.23541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'G'</text:p>
          </table:table-cell>
          <table:table-cell office:value-type="float" office:value="0.323770491803279" calcext:value-type="float">
            <text:p>0.32377049180327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'D'</text:p>
          </table:table-cell>
          <table:table-cell office:value-type="float" office:value="0.450819672131148" calcext:value-type="float">
            <text:p>0.4508196721311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'G'</text:p>
          </table:table-cell>
          <table:table-cell office:value-type="float" office:value="0.120833333333333" calcext:value-type="float">
            <text:p>0.120833333333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'D'</text:p>
          </table:table-cell>
          <table:table-cell office:value-type="float" office:value="0.0604166666666667" calcext:value-type="float">
            <text:p>0.0604166666666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'G'</text:p>
          </table:table-cell>
          <table:table-cell office:value-type="float" office:value="0.00819672131147541" calcext:value-type="float">
            <text:p>0.008196721311475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'D'</text:p>
          </table:table-cell>
          <table:table-cell office:value-type="float" office:value="0.00819672131147541" calcext:value-type="float">
            <text:p>0.008196721311475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'G'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'G'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'G'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'D'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'G'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'D'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'G'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'D'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'G'</text:p>
          </table:table-cell>
          <table:table-cell office:value-type="float" office:value="0.688888888888889" calcext:value-type="float">
            <text:p>0.6888888888888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'G'</text:p>
          </table:table-cell>
          <table:table-cell office:value-type="float" office:value="0.900826446280992" calcext:value-type="float">
            <text:p>0.900826446280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'D'</text:p>
          </table:table-cell>
          <table:table-cell office:value-type="float" office:value="0.867768595041322" calcext:value-type="float">
            <text:p>0.8677685950413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'G'</text:p>
          </table:table-cell>
          <table:table-cell office:value-type="float" office:value="0.322222222222222" calcext:value-type="float">
            <text:p>0.3222222222222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'D'</text:p>
          </table:table-cell>
          <table:table-cell office:value-type="float" office:value="0.294444444444444" calcext:value-type="float">
            <text:p>0.2944444444444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'G'</text:p>
          </table:table-cell>
          <table:table-cell office:value-type="float" office:value="0.00826446280991736" calcext:value-type="float">
            <text:p>0.008264462809917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'D'</text:p>
          </table:table-cell>
          <table:table-cell office:value-type="float" office:value="0.032258064516129" calcext:value-type="float">
            <text:p>0.0322580645161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'G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'D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'G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'D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'D'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'G'</text:p>
          </table:table-cell>
          <table:table-cell office:value-type="float" office:value="0.372222222222222" calcext:value-type="float">
            <text:p>0.37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'D'</text:p>
          </table:table-cell>
          <table:table-cell office:value-type="float" office:value="0.322222222222222" calcext:value-type="float">
            <text:p>0.32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'G'</text:p>
          </table:table-cell>
          <table:table-cell office:value-type="float" office:value="0.573770491803279" calcext:value-type="float">
            <text:p>0.57377049180327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'D'</text:p>
          </table:table-cell>
          <table:table-cell office:value-type="float" office:value="0.431693989071038" calcext:value-type="float">
            <text:p>0.4316939890710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'G'</text:p>
          </table:table-cell>
          <table:table-cell office:value-type="float" office:value="0.0805555555555556" calcext:value-type="float">
            <text:p>0.080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'D'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'G'</text:p>
          </table:table-cell>
          <table:table-cell office:value-type="float" office:value="0.289617486338798" calcext:value-type="float">
            <text:p>0.2896174863387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'D'</text:p>
          </table:table-cell>
          <table:table-cell office:value-type="float" office:value="0.311475409836066" calcext:value-type="float">
            <text:p>0.3114754098360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'D'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'G'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'D'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'G'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'G'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'D'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'G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'D'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'G'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'D'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'G'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'D'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'G'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'D'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'D'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'G'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'D'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'G'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'G'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'D'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'G'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'D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'G'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'D'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'G'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'D'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'D'</text:p>
          </table:table-cell>
          <table:table-cell office:value-type="float" office:value="0.211111111111111" calcext:value-type="float">
            <text:p>0.21111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'G'</text:p>
          </table:table-cell>
          <table:table-cell office:value-type="float" office:value="0.43265306122449" calcext:value-type="float">
            <text:p>0.432653061224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'D'</text:p>
          </table:table-cell>
          <table:table-cell office:value-type="float" office:value="0.53469387755102" calcext:value-type="float">
            <text:p>0.534693877551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'G'</text:p>
          </table:table-cell>
          <table:table-cell office:value-type="float" office:value="0.109259259259259" calcext:value-type="float">
            <text:p>0.1092592592592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'D'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'G'</text:p>
          </table:table-cell>
          <table:table-cell office:value-type="float" office:value="0.0122448979591837" calcext:value-type="float">
            <text:p>0.01224489795918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'D'</text:p>
          </table:table-cell>
          <table:table-cell office:value-type="float" office:value="0.0986842105263158" calcext:value-type="float">
            <text:p>0.09868421052631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'D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'G'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'D'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'G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'D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'D'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'G'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'D'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'G'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'D'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'G'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'G'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'D'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'D'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'G'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'G'</text:p>
          </table:table-cell>
          <table:table-cell office:value-type="float" office:value="0.195833333333333" calcext:value-type="float">
            <text:p>0.1958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'D'</text:p>
          </table:table-cell>
          <table:table-cell office:value-type="float" office:value="0.201388888888889" calcext:value-type="float">
            <text:p>0.20138888888888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'G'</text:p>
          </table:table-cell>
          <table:table-cell office:value-type="float" office:value="0.368852459016393" calcext:value-type="float">
            <text:p>0.36885245901639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'D'</text:p>
          </table:table-cell>
          <table:table-cell office:value-type="float" office:value="0.35792349726776" calcext:value-type="float">
            <text:p>0.357923497267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'G'</text:p>
          </table:table-cell>
          <table:table-cell office:value-type="float" office:value="0.0819444444444444" calcext:value-type="float">
            <text:p>0.08194444444444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'D'</text:p>
          </table:table-cell>
          <table:table-cell office:value-type="float" office:value="0.0569444444444444" calcext:value-type="float">
            <text:p>0.05694444444444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'G'</text:p>
          </table:table-cell>
          <table:table-cell office:value-type="float" office:value="0.0819672131147541" calcext:value-type="float">
            <text:p>0.081967213114754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'D'</text:p>
          </table:table-cell>
          <table:table-cell office:value-type="float" office:value="0.147540983606557" calcext:value-type="float">
            <text:p>0.14754098360655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vot Table_big_batch_collated_1" table:style-name="ta1">
        <table:table-column table:style-name="co2" table:default-cell-style-name="ce7"/>
        <table:table-column table:style-name="co2" table:default-cell-style-name="ce15"/>
        <table:table-column table:style-name="co2" table:default-cell-style-name="ce20"/>
        <table:table-column table:style-name="co2" table:default-cell-style-name="ce27"/>
        <table:table-column table:style-name="co2" table:number-columns-repeated="2" table:default-cell-style-name="ce33"/>
        <table:table-column table:style-name="co2" table:default-cell-style-name="ce41"/>
        <table:table-column table:style-name="co2" table:default-cell-style-name="ce52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9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G/D</text:p>
          </table:table-cell>
          <table:table-cell table:style-name="ce31" table:number-columns-repeated="3"/>
          <table:table-cell table:style-name="ce46"/>
          <table:table-cell table:number-columns-repeated="5"/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Min - Final score</text:p>
          </table:table-cell>
          <table:table-cell table:style-name="ce25"/>
          <table:table-cell table:style-name="ce18" office:value-type="string" calcext:value-type="string">
            <text:p>Max - Final score</text:p>
          </table:table-cell>
          <table:table-cell table:style-name="ce25"/>
          <table:table-cell table:style-name="ce38" office:value-type="string" calcext:value-type="string">
            <text:p>Total Min - Final score</text:p>
          </table:table-cell>
          <table:table-cell table:style-name="ce47" office:value-type="string" calcext:value-type="string">
            <text:p>Total Max - Final scor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I1</text:p>
          </table:table-cell>
          <table:table-cell table:style-name="ce11" office:value-type="string" calcext:value-type="string">
            <text:p>POI2</text:p>
          </table:table-cell>
          <table:table-cell table:style-name="ce18" office:value-type="string" calcext:value-type="string">
            <text:p><text:s/>'D'</text:p>
          </table:table-cell>
          <table:table-cell table:style-name="ce25" office:value-type="string" calcext:value-type="string">
            <text:p><text:s/>'G'</text:p>
          </table:table-cell>
          <table:table-cell table:style-name="ce18" office:value-type="string" calcext:value-type="string">
            <text:p><text:s/>'D'</text:p>
          </table:table-cell>
          <table:table-cell table:style-name="ce25" office:value-type="string" calcext:value-type="string">
            <text:p><text:s/>'G'</text:p>
          </table:table-cell>
          <table:table-cell table:style-name="ce39"/>
          <table:table-cell table:style-name="ce48"/>
          <table:table-cell table:number-columns-repeated="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.125" calcext:value-type="float">
            <text:p>0.13</text:p>
          </table:table-cell>
          <table:table-cell table:style-name="ce26" office:value-type="float" office:value="0.222222222222222" calcext:value-type="float">
            <text:p>0.22</text:p>
          </table:table-cell>
          <table:table-cell table:number-columns-repeated="2" table:style-name="ce32" office:value-type="float" office:value="1" calcext:value-type="float">
            <text:p>1.00</text:p>
          </table:table-cell>
          <table:table-cell table:style-name="ce40" office:value-type="float" office:value="0.125" calcext:value-type="float">
            <text:p>0.13</text:p>
          </table:table-cell>
          <table:table-cell table:style-name="ce49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277777777777778" calcext:value-type="float">
            <text:p>0.28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office:value-type="float" office:value="0.27777777777777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style-name="ce50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8" calcext:value-type="float">
            <text:p>8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style-name="ce50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3" office:value-type="float" office:value="14" calcext:value-type="float">
            <text:p>14</text:p>
          </table:table-cell>
          <table:table-cell office:value-type="float" office:value="0.221311475409836" calcext:value-type="float">
            <text:p>0.22</text:p>
          </table:table-cell>
          <table:table-cell office:value-type="float" office:value="0.323770491803279" calcext:value-type="float">
            <text:p>0.32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1311475409836" calcext:value-type="float">
            <text:p>0.22</text:p>
          </table:table-cell>
          <table:table-cell table:style-name="ce50" office:value-type="float" office:value="1" calcext:value-type="float">
            <text:p>1.00</text:p>
          </table:table-cell>
          <table:table-cell office:value-type="string" calcext:value-type="string">
            <text:p>POI num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um refresh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21" office:value-type="float" office:value="0.00819672131147541" calcext:value-type="float">
            <text:p>0.01</text:p>
          </table:table-cell>
          <table:table-cell table:style-name="ce28" office:value-type="float" office:value="0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0.289617486338798" calcext:value-type="float">
            <text:p>0.29</text:p>
          </table:table-cell>
          <table:table-cell table:style-name="ce42" office:value-type="float" office:value="0" calcext:value-type="float">
            <text:p>0.00</text:p>
          </table:table-cell>
          <table:table-cell table:style-name="ce51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35" office:value-type="float" office:value="0.333333333333333" calcext:value-type="float">
            <text:p>0.33</text:p>
          </table:table-cell>
          <table:table-cell table:style-name="ce37" office:value-type="float" office:value="0.166666666666667" calcext:value-type="float">
            <text:p>0.17</text:p>
          </table:table-cell>
          <table:table-cell table:style-name="ce43"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empty)</text:p>
          </table:table-cell>
          <table:table-cell table:style-name="ce23" office:value-type="float" office:value="0.25" calcext:value-type="float">
            <text:p>0.25</text:p>
          </table:table-cell>
          <table:table-cell table:style-name="ce29" office:value-type="float" office:value="0.25" calcext:value-type="float">
            <text:p>0.25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44"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35" office:value-type="float" office:value="0.333333333333333" calcext:value-type="float">
            <text:p>0.33</text:p>
          </table:table-cell>
          <table:table-cell table:style-name="ce37" office:value-type="float" office:value="0.5" calcext:value-type="float">
            <text:p>0.50</text:p>
          </table:table-cell>
          <table:table-cell table:style-name="ce4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 table:style-name="ce23" office:value-type="float" office:value="0.333333333333333" calcext:value-type="float">
            <text:p>0.33</text:p>
          </table:table-cell>
          <table:table-cell table:style-name="ce29" office:value-type="float" office:value="0.333333333333333" calcext:value-type="float">
            <text:p>0.33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44" office:value-type="float" office:value="0.333333333333333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.25" calcext:value-type="float">
            <text:p>0.25</text:p>
          </table:table-cell>
          <table:table-cell table:style-name="ce35" office:value-type="float" office:value="1" calcext:value-type="float">
            <text:p>1.00</text:p>
          </table:table-cell>
          <table:table-cell table:style-name="ce37" office:value-type="float" office:value="1" calcext:value-type="float">
            <text:p>1.00</text:p>
          </table:table-cell>
          <table:table-cell table:style-name="ce43"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 table:style-name="ce23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36" office:value-type="float" office:value="0.333333333333333" calcext:value-type="float">
            <text:p>0.33</text:p>
          </table:table-cell>
          <table:table-cell table:style-name="ce44"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35" office:value-type="float" office:value="0.5" calcext:value-type="float">
            <text:p>0.50</text:p>
          </table:table-cell>
          <table:table-cell table:style-name="ce37" office:value-type="float" office:value="0.25" calcext:value-type="float">
            <text:p>0.25</text:p>
          </table:table-cell>
          <table:table-cell table:style-name="ce4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0" calcext:value-type="float">
            <text:p>30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empty)</text:p>
          </table:table-cell>
          <table:table-cell table:style-name="ce23" office:value-type="float" office:value="0.5" calcext:value-type="float">
            <text:p>0.50</text:p>
          </table:table-cell>
          <table:table-cell table:style-name="ce29" office:value-type="float" office:value="0.333333333333333" calcext:value-type="float">
            <text:p>0.33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44" office:value-type="float" office:value="0.333333333333333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35" office:value-type="float" office:value="0.333333333333333" calcext:value-type="float">
            <text:p>0.33</text:p>
          </table:table-cell>
          <table:table-cell table:style-name="ce37" office:value-type="float" office:value="0.5" calcext:value-type="float">
            <text:p>0.50</text:p>
          </table:table-cell>
          <table:table-cell table:style-name="ce4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empty)</text:p>
          </table:table-cell>
          <table:table-cell table:style-name="ce23" office:value-type="float" office:value="0.125" calcext:value-type="float">
            <text:p>0.13</text:p>
          </table:table-cell>
          <table:table-cell table:style-name="ce29" office:value-type="float" office:value="0.1" calcext:value-type="float">
            <text:p>0.10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933333333333333" calcext:value-type="float">
            <text:p>0.93</text:p>
          </table:table-cell>
          <table:table-cell table:style-name="ce44" office:value-type="float" office:value="0.1" calcext:value-type="float">
            <text:p>0.1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empty)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35" office:value-type="float" office:value="0.294444444444444" calcext:value-type="float">
            <text:p>0.29</text:p>
          </table:table-cell>
          <table:table-cell table:style-name="ce37" office:value-type="float" office:value="0.322222222222222" calcext:value-type="float">
            <text:p>0.32</text:p>
          </table:table-cell>
          <table:table-cell table:style-name="ce43" office:value-type="float" office:value="0" calcext:value-type="float">
            <text:p>0.00</text:p>
          </table:table-cell>
          <table:table-cell office:value-type="float" office:value="0.322222222222222" calcext:value-type="float">
            <text:p>0.3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24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.00</text:p>
          </table:table-cell>
          <table:table-cell table:style-name="ce45" office:value-type="float" office:value="0" calcext:value-type="float">
            <text:p>0.00</text:p>
          </table:table-cell>
          <table:table-cell table:style-name="ce53" office:value-type="float" office:value="1" calcext:value-type="float">
            <text:p>1.00</text:p>
          </table:table-cell>
          <table:table-cell table:number-columns-repeated="5"/>
        </table:table-row>
        <calcext:conditional-formats>
          <calcext:conditional-format calcext:target-range-address="'Pivot Table_big_batch_collated_1'.E4:'Pivot Table_big_batch_collated_1'.F26">
            <calcext:condition calcext:apply-style-name="Untitled5" calcext:value="&lt;0.2" calcext:base-cell-address="'Pivot Table_big_batch_collated_1'.E4"/>
            <calcext:condition calcext:apply-style-name="Untitled6" calcext:value="between(0.2,0.5)" calcext:base-cell-address="'Pivot Table_big_batch_collated_1'.E4"/>
          </calcext:conditional-format>
        </calcext:conditional-formats>
      </table:table>
      <table:table table:name="Pivot Table_big_batch_collated_2" table:style-name="ta1">
        <table:table-column table:style-name="co2" table:default-cell-style-name="ce7"/>
        <table:table-column table:style-name="co3" table:default-cell-style-name="ce15"/>
        <table:table-column table:style-name="co4" table:default-cell-style-name="ce58"/>
        <table:table-column table:style-name="co4" table:default-cell-style-name="ce68"/>
        <table:table-column table:style-name="co4" table:default-cell-style-name="ce135"/>
        <table:table-column table:style-name="co2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Average - Final score</text:p>
          </table:table-cell>
          <table:table-cell table:style-name="ce9"/>
          <table:table-cell table:style-name="ce17" office:value-type="string" calcext:value-type="string">
            <text:p>Data</text:p>
          </table:table-cell>
          <table:table-cell table:style-name="ce64"/>
          <table:table-cell table:style-name="ce71"/>
          <table:table-cell table:number-columns-repeated="6"/>
        </table:table-row>
        <table:table-row table:style-name="ro1">
          <table:table-cell table:style-name="ce3" office:value-type="string" calcext:value-type="string">
            <text:p>POI1</text:p>
          </table:table-cell>
          <table:table-cell table:style-name="ce11" office:value-type="string" calcext:value-type="string">
            <text:p>POI2</text:p>
          </table:table-cell>
          <table:table-cell table:style-name="ce56" office:value-type="string" calcext:value-type="string">
            <text:p><text:s/>'D'</text:p>
          </table:table-cell>
          <table:table-cell table:style-name="ce65" office:value-type="string" calcext:value-type="string">
            <text:p><text:s/>'G'</text:p>
          </table:table-cell>
          <table:table-cell table:style-name="ce72" office:value-type="string" calcext:value-type="string">
            <text:p>Total Result</text:p>
          </table:table-cell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7" office:value-type="float" office:value="0.440972222222222" calcext:value-type="float">
            <text:p>0.44</text:p>
          </table:table-cell>
          <table:table-cell table:style-name="ce67" office:value-type="float" office:value="0.414351851851852" calcext:value-type="float">
            <text:p>0.41</text:p>
          </table:table-cell>
          <table:table-cell table:style-name="ce123" office:value-type="float" office:value="0.427662037037037" calcext:value-type="float">
            <text:p>0.4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2" calcext:value-type="float">
            <text:p>2</text:p>
          </table:table-cell>
          <table:table-cell office:value-type="float" office:value="0.566798941798942" calcext:value-type="float">
            <text:p>0.57</text:p>
          </table:table-cell>
          <table:table-cell office:value-type="float" office:value="0.511752136752137" calcext:value-type="float">
            <text:p>0.51</text:p>
          </table:table-cell>
          <table:table-cell table:style-name="ce128" office:value-type="float" office:value="0.539275539275539" calcext:value-type="float">
            <text:p>0.5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3" calcext:value-type="float">
            <text:p>3</text:p>
          </table:table-cell>
          <table:table-cell office:value-type="float" office:value="0.241915954415954" calcext:value-type="float">
            <text:p>0.24</text:p>
          </table:table-cell>
          <table:table-cell office:value-type="float" office:value="0.297934472934473" calcext:value-type="float">
            <text:p>0.30</text:p>
          </table:table-cell>
          <table:table-cell table:style-name="ce128" office:value-type="float" office:value="0.269925213675214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4" calcext:value-type="float">
            <text:p>4</text:p>
          </table:table-cell>
          <table:table-cell office:value-type="float" office:value="0.621362433862434" calcext:value-type="float">
            <text:p>0.62</text:p>
          </table:table-cell>
          <table:table-cell office:value-type="float" office:value="0.648896011396011" calcext:value-type="float">
            <text:p>0.65</text:p>
          </table:table-cell>
          <table:table-cell table:style-name="ce128" office:value-type="float" office:value="0.635129222629223" calcext:value-type="float">
            <text:p>0.6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5" calcext:value-type="float">
            <text:p>5</text:p>
          </table:table-cell>
          <table:table-cell office:value-type="float" office:value="0.562143874643875" calcext:value-type="float">
            <text:p>0.56</text:p>
          </table:table-cell>
          <table:table-cell office:value-type="float" office:value="0.534294871794872" calcext:value-type="float">
            <text:p>0.53</text:p>
          </table:table-cell>
          <table:table-cell table:style-name="ce128" office:value-type="float" office:value="0.548219373219373" calcext:value-type="float">
            <text:p>0.5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6" calcext:value-type="float">
            <text:p>6</text:p>
          </table:table-cell>
          <table:table-cell office:value-type="float" office:value="0.25210113960114" calcext:value-type="float">
            <text:p>0.25</text:p>
          </table:table-cell>
          <table:table-cell office:value-type="float" office:value="0.272486772486772" calcext:value-type="float">
            <text:p>0.27</text:p>
          </table:table-cell>
          <table:table-cell table:style-name="ce128" office:value-type="float" office:value="0.262293956043956" calcext:value-type="float">
            <text:p>0.2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7" calcext:value-type="float">
            <text:p>7</text:p>
          </table:table-cell>
          <table:table-cell office:value-type="float" office:value="0.233582621082621" calcext:value-type="float">
            <text:p>0.23</text:p>
          </table:table-cell>
          <table:table-cell office:value-type="float" office:value="0.310449735449735" calcext:value-type="float">
            <text:p>0.31</text:p>
          </table:table-cell>
          <table:table-cell table:style-name="ce128" office:value-type="float" office:value="0.272016178266178" calcext:value-type="float">
            <text:p>0.2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8" calcext:value-type="float">
            <text:p>8</text:p>
          </table:table-cell>
          <table:table-cell office:value-type="float" office:value="0.59781223893066" calcext:value-type="float">
            <text:p>0.60</text:p>
          </table:table-cell>
          <table:table-cell office:value-type="float" office:value="0.613473788638262" calcext:value-type="float">
            <text:p>0.61</text:p>
          </table:table-cell>
          <table:table-cell table:style-name="ce128" office:value-type="float" office:value="0.605643013784461" calcext:value-type="float">
            <text:p>0.6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11" calcext:value-type="float">
            <text:p>11</text:p>
          </table:table-cell>
          <table:table-cell office:value-type="float" office:value="0.227208646616541" calcext:value-type="float">
            <text:p>0.23</text:p>
          </table:table-cell>
          <table:table-cell office:value-type="float" office:value="0.158307072829132" calcext:value-type="float">
            <text:p>0.16</text:p>
          </table:table-cell>
          <table:table-cell table:style-name="ce128" office:value-type="float" office:value="0.192757859722837" calcext:value-type="float">
            <text:p>0.19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13" calcext:value-type="float">
            <text:p>13</text:p>
          </table:table-cell>
          <table:table-cell office:value-type="float" office:value="0.192076545530493" calcext:value-type="float">
            <text:p>0.19</text:p>
          </table:table-cell>
          <table:table-cell office:value-type="float" office:value="0.252958683473389" calcext:value-type="float">
            <text:p>0.25</text:p>
          </table:table-cell>
          <table:table-cell table:style-name="ce128" office:value-type="float" office:value="0.222517614501941" calcext:value-type="float">
            <text:p>0.2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3" office:value-type="float" office:value="14" calcext:value-type="float">
            <text:p>14</text:p>
          </table:table-cell>
          <table:table-cell office:value-type="float" office:value="0.591186366385962" calcext:value-type="float">
            <text:p>0.59</text:p>
          </table:table-cell>
          <table:table-cell office:value-type="float" office:value="0.588306638421073" calcext:value-type="float">
            <text:p>0.59</text:p>
          </table:table-cell>
          <table:table-cell table:style-name="ce128" office:value-type="float" office:value="0.589746502403517" calcext:value-type="float">
            <text:p>0.59</text:p>
          </table:table-cell>
          <table:table-cell/>
          <table:table-cell office:value-type="string" calcext:value-type="string">
            <text:p>POI num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um refresh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0.14229272906511" calcext:value-type="float">
            <text:p>0.14</text:p>
          </table:table-cell>
          <table:table-cell table:style-name="ce69" office:value-type="float" office:value="0.0524888933128235" calcext:value-type="float">
            <text:p>0.05</text:p>
          </table:table-cell>
          <table:table-cell table:style-name="ce129" office:value-type="float" office:value="0.0973908111889669" calcext:value-type="float">
            <text:p>0.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0543981481481482" calcext:value-type="float">
            <text:p>0.05</text:p>
          </table:table-cell>
          <table:table-cell table:style-name="ce62" office:value-type="float" office:value="0.0208333333333333" calcext:value-type="float">
            <text:p>0.02</text:p>
          </table:table-cell>
          <table:table-cell office:value-type="float" office:value="0.0376157407407407" calcext:value-type="float">
            <text:p>0.04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empty)</text:p>
          </table:table-cell>
          <table:table-cell table:style-name="ce63" office:value-type="float" office:value="0.520833333333333" calcext:value-type="float">
            <text:p>0.52</text:p>
          </table:table-cell>
          <table:table-cell table:style-name="ce70" office:value-type="float" office:value="0.520833333333333" calcext:value-type="float">
            <text:p>0.52</text:p>
          </table:table-cell>
          <table:table-cell office:value-type="float" office:value="0.520833333333333" calcext:value-type="float">
            <text:p>0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0833333333333333" calcext:value-type="float">
            <text:p>0.08</text:p>
          </table:table-cell>
          <table:table-cell table:style-name="ce62" office:value-type="float" office:value="0.0787037037037037" calcext:value-type="float">
            <text:p>0.08</text:p>
          </table:table-cell>
          <table:table-cell office:value-type="float" office:value="0.0810185185185185" calcext:value-type="float">
            <text:p>0.08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 table:style-name="ce63" office:value-type="float" office:value="0.616898148148148" calcext:value-type="float">
            <text:p>0.62</text:p>
          </table:table-cell>
          <table:table-cell table:style-name="ce70" office:value-type="float" office:value="0.664351851851852" calcext:value-type="float">
            <text:p>0.66</text:p>
          </table:table-cell>
          <table:table-cell office:value-type="float" office:value="0.640625" calcext:value-type="float">
            <text:p>0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520833333333333" calcext:value-type="float">
            <text:p>0.52</text:p>
          </table:table-cell>
          <table:table-cell table:style-name="ce62" office:value-type="float" office:value="0.479166666666667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 table:style-name="ce63" office:value-type="float" office:value="0.0416666666666667" calcext:value-type="float">
            <text:p>0.04</text:p>
          </table:table-cell>
          <table:table-cell table:style-name="ce70" office:value-type="float" office:value="0.0671296296296296" calcext:value-type="float">
            <text:p>0.07</text:p>
          </table:table-cell>
          <table:table-cell office:value-type="float" office:value="0.0543981481481481" calcext:value-type="float">
            <text:p>0.05</text:p>
          </table:table-cell>
          <table:table-cell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106481481481481" calcext:value-type="float">
            <text:p>0.11</text:p>
          </table:table-cell>
          <table:table-cell table:style-name="ce62" office:value-type="float" office:value="0.0590277777777778" calcext:value-type="float">
            <text:p>0.06</text:p>
          </table:table-cell>
          <table:table-cell office:value-type="float" office:value="0.0827546296296296" calcext:value-type="float">
            <text:p>0.08</text:p>
          </table:table-cell>
          <table:table-cell/>
          <table:table-cell table:style-name="ce54" office:value-type="float" office:value="7" calcext:value-type="float">
            <text:p>7</text:p>
          </table:table-cell>
          <table:table-cell table:style-name="ce54" office:value-type="float" office:value="30" calcext:value-type="float">
            <text:p>30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empty)</text:p>
          </table:table-cell>
          <table:table-cell table:style-name="ce63" office:value-type="float" office:value="0.729166666666667" calcext:value-type="float">
            <text:p>0.73</text:p>
          </table:table-cell>
          <table:table-cell table:style-name="ce70" office:value-type="float" office:value="0.653935185185185" calcext:value-type="float">
            <text:p>0.65</text:p>
          </table:table-cell>
          <table:table-cell office:value-type="float" office:value="0.691550925925926" calcext:value-type="float">
            <text:p>0.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0555555555555556" calcext:value-type="float">
            <text:p>0.06</text:p>
          </table:table-cell>
          <table:table-cell table:style-name="ce62" office:value-type="float" office:value="0.127314814814815" calcext:value-type="float">
            <text:p>0.13</text:p>
          </table:table-cell>
          <table:table-cell office:value-type="float" office:value="0.0914351851851852" calcext:value-type="float">
            <text:p>0.09</text:p>
          </table:table-cell>
          <table:table-cell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empty)</text:p>
          </table:table-cell>
          <table:table-cell table:style-name="ce63" office:value-type="float" office:value="0.369212962962963" calcext:value-type="float">
            <text:p>0.37</text:p>
          </table:table-cell>
          <table:table-cell table:style-name="ce70" office:value-type="float" office:value="0.427604166666667" calcext:value-type="float">
            <text:p>0.43</text:p>
          </table:table-cell>
          <table:table-cell office:value-type="float" office:value="0.398408564814815" calcext:value-type="float">
            <text:p>0.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empty)</text:p>
          </table:table-cell>
          <table:table-cell table:style-name="ce62" office:value-type="float" office:value="0.0637152777777778" calcext:value-type="float">
            <text:p>0.06</text:p>
          </table:table-cell>
          <table:table-cell table:style-name="ce62" office:value-type="float" office:value="0.092554012345679" calcext:value-type="float">
            <text:p>0.09</text:p>
          </table:table-cell>
          <table:table-cell office:value-type="float" office:value="0.0781346450617284" calcext:value-type="float">
            <text:p>0.08</text:p>
          </table:table-cell>
          <table:table-cell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24" office:value-type="float" office:value="0.340502113981016" calcext:value-type="float">
            <text:p>0.34</text:p>
          </table:table-cell>
          <table:table-cell table:style-name="ce30" office:value-type="float" office:value="0.341180669767355" calcext:value-type="float">
            <text:p>0.34</text:p>
          </table:table-cell>
          <table:table-cell table:style-name="ce53" office:value-type="float" office:value="0.340841391874186" calcext:value-type="float">
            <text:p>0.34</text:p>
          </table:table-cell>
          <table:table-cell table:number-columns-repeated="6"/>
        </table:table-row>
        <calcext:conditional-formats>
          <calcext:conditional-format calcext:target-range-address="'Pivot Table_big_batch_collated_2'.C3:'Pivot Table_big_batch_collated_2'.E25">
            <calcext:condition calcext:apply-style-name="Untitled1" calcext:value="&lt;0.25" calcext:base-cell-address="'Pivot Table_big_batch_collated_2'.C3"/>
            <calcext:condition calcext:apply-style-name="Untitled2" calcext:value="between(0.25,0.5)" calcext:base-cell-address="'Pivot Table_big_batch_collated_2'.C3"/>
            <calcext:condition calcext:apply-style-name="Untitled4" calcext:value="&gt;0.5" calcext:base-cell-address="'Pivot Table_big_batch_collated_2'.C3"/>
          </calcext:conditional-format>
        </calcext:conditional-formats>
      </table:table>
      <table:table table:name="Sheet4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OI num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um refresh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POI num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um refresh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6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6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6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6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ig_batch_collated.A1:big_batch_collated.G553" table:display-filter-buttons="true">
          <table:filter>
            <table:filter-and>
              <table:filter-condition table:data-type="number" table:value="" table:operator="=" table:field-number="5"/>
              <table:filter-condition table:data-type="number" table:value="2" table:operator="=" table:field-number="6"/>
            </table:filter-and>
          </table:filter>
        </table:database-range>
      </table:database-ranges>
      <table:data-pilot-tables>
        <table:data-pilot-table table:name="DataPilot2" table:application-data="" table:target-range-address="'Pivot Table_big_batch_collated_2'.A1:'Pivot Table_big_batch_collated_2'.E26" table:buttons="'Pivot Table_big_batch_collated_2'.A2 'Pivot Table_big_batch_collated_2'.B2 'Pivot Table_big_batch_collated_2'.C1" table:show-filter-button="false" table:drill-down-on-double-click="false">
          <table:source-cell-range table:cell-range-address="big_batch_collated.A1:big_batch_collated.G5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/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nal scor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555555555555556" table:display="true" table:show-details="true"/>
                <table:data-pilot-member table:name="0.00819672131147541" table:display="true" table:show-details="true"/>
                <table:data-pilot-member table:name="0.00826446280991736" table:display="true" table:show-details="true"/>
                <table:data-pilot-member table:name="0.0109289617486339" table:display="true" table:show-details="true"/>
                <table:data-pilot-member table:name="0.0122448979591837" table:display="true" table:show-details="true"/>
                <table:data-pilot-member table:name="0.0163934426229508" table:display="true" table:show-details="true"/>
                <table:data-pilot-member table:name="0.032258064516129" table:display="true" table:show-details="true"/>
                <table:data-pilot-member table:name="0.0416666666666667" table:display="true" table:show-details="true"/>
                <table:data-pilot-member table:name="0.0491803278688525" table:display="true" table:show-details="true"/>
                <table:data-pilot-member table:name="0.0569444444444444" table:display="true" table:show-details="true"/>
                <table:data-pilot-member table:name="0.0604166666666667" table:display="true" table:show-details="true"/>
                <table:data-pilot-member table:name="0.0805555555555556" table:display="true" table:show-details="true"/>
                <table:data-pilot-member table:name="0.0819444444444444" table:display="true" table:show-details="true"/>
                <table:data-pilot-member table:name="0.0819672131147541" table:display="true" table:show-details="true"/>
                <table:data-pilot-member table:name="0.0833333333333333" table:display="true" table:show-details="true"/>
                <table:data-pilot-member table:name="0.0875" table:display="true" table:show-details="true"/>
                <table:data-pilot-member table:name="0.0916666666666667" table:display="true" table:show-details="true"/>
                <table:data-pilot-member table:name="0.0986842105263158" table:display="true" table:show-details="true"/>
                <table:data-pilot-member table:name="0.1" table:display="true" table:show-details="true"/>
                <table:data-pilot-member table:name="0.105555555555556" table:display="true" table:show-details="true"/>
                <table:data-pilot-member table:name="0.109259259259259" table:display="true" table:show-details="true"/>
                <table:data-pilot-member table:name="0.111111111111111" table:display="true" table:show-details="true"/>
                <table:data-pilot-member table:name="0.117647058823529" table:display="true" table:show-details="true"/>
                <table:data-pilot-member table:name="0.120833333333333" table:display="true" table:show-details="true"/>
                <table:data-pilot-member table:name="0.125" table:display="true" table:show-details="true"/>
                <table:data-pilot-member table:name="0.1375" table:display="true" table:show-details="true"/>
                <table:data-pilot-member table:name="0.142857142857143" table:display="true" table:show-details="true"/>
                <table:data-pilot-member table:name="0.147540983606557" table:display="true" table:show-details="true"/>
                <table:data-pilot-member table:name="0.15" table:display="true" table:show-details="true"/>
                <table:data-pilot-member table:name="0.157894736842105" table:display="true" table:show-details="true"/>
                <table:data-pilot-member table:name="0.158333333333333" table:display="true" table:show-details="true"/>
                <table:data-pilot-member table:name="0.163934426229508" table:display="true" table:show-details="true"/>
                <table:data-pilot-member table:name="0.166666666666667" table:display="true" table:show-details="true"/>
                <table:data-pilot-member table:name="0.176470588235294" table:display="true" table:show-details="true"/>
                <table:data-pilot-member table:name="0.1875" table:display="true" table:show-details="true"/>
                <table:data-pilot-member table:name="0.195833333333333" table:display="true" table:show-details="true"/>
                <table:data-pilot-member table:name="0.2" table:display="true" table:show-details="true"/>
                <table:data-pilot-member table:name="0.201388888888889" table:display="true" table:show-details="true"/>
                <table:data-pilot-member table:name="0.211111111111111" table:display="true" table:show-details="true"/>
                <table:data-pilot-member table:name="0.214285714285714" table:display="true" table:show-details="true"/>
                <table:data-pilot-member table:name="0.221311475409836" table:display="true" table:show-details="true"/>
                <table:data-pilot-member table:name="0.222222222222222" table:display="true" table:show-details="true"/>
                <table:data-pilot-member table:name="0.230769230769231" table:display="true" table:show-details="true"/>
                <table:data-pilot-member table:name="0.235416666666667" table:display="true" table:show-details="true"/>
                <table:data-pilot-member table:name="0.25" table:display="true" table:show-details="true"/>
                <table:data-pilot-member table:name="0.266666666666667" table:display="true" table:show-details="true"/>
                <table:data-pilot-member table:name="0.277777777777778" table:display="true" table:show-details="true"/>
                <table:data-pilot-member table:name="0.289617486338798" table:display="true" table:show-details="true"/>
                <table:data-pilot-member table:name="0.291666666666667" table:display="true" table:show-details="true"/>
                <table:data-pilot-member table:name="0.294444444444444" table:display="true" table:show-details="true"/>
                <table:data-pilot-member table:name="0.307692307692308" table:display="true" table:show-details="true"/>
                <table:data-pilot-member table:name="0.311475409836066" table:display="true" table:show-details="true"/>
                <table:data-pilot-member table:name="0.31578947368421" table:display="true" table:show-details="true"/>
                <table:data-pilot-member table:name="0.316666666666667" table:display="true" table:show-details="true"/>
                <table:data-pilot-member table:name="0.322222222222222" table:display="true" table:show-details="true"/>
                <table:data-pilot-member table:name="0.323770491803279" table:display="true" table:show-details="true"/>
                <table:data-pilot-member table:name="0.333333333333333" table:display="true" table:show-details="true"/>
                <table:data-pilot-member table:name="0.357142857142857" table:display="true" table:show-details="true"/>
                <table:data-pilot-member table:name="0.35792349726776" table:display="true" table:show-details="true"/>
                <table:data-pilot-member table:name="0.368852459016393" table:display="true" table:show-details="true"/>
                <table:data-pilot-member table:name="0.372222222222222" table:display="true" table:show-details="true"/>
                <table:data-pilot-member table:name="0.375" table:display="true" table:show-details="true"/>
                <table:data-pilot-member table:name="0.384615384615385" table:display="true" table:show-details="true"/>
                <table:data-pilot-member table:name="0.385245901639344" table:display="true" table:show-details="true"/>
                <table:data-pilot-member table:name="0.4" table:display="true" table:show-details="true"/>
                <table:data-pilot-member table:name="0.40983606557377" table:display="true" table:show-details="true"/>
                <table:data-pilot-member table:name="0.416666666666667" table:display="true" table:show-details="true"/>
                <table:data-pilot-member table:name="0.428571428571429" table:display="true" table:show-details="true"/>
                <table:data-pilot-member table:name="0.429752066115703" table:display="true" table:show-details="true"/>
                <table:data-pilot-member table:name="0.431693989071038" table:display="true" table:show-details="true"/>
                <table:data-pilot-member table:name="0.43265306122449" table:display="true" table:show-details="true"/>
                <table:data-pilot-member table:name="0.4375" table:display="true" table:show-details="true"/>
                <table:data-pilot-member table:name="0.441666666666667" table:display="true" table:show-details="true"/>
                <table:data-pilot-member table:name="0.444444444444444" table:display="true" table:show-details="true"/>
                <table:data-pilot-member table:name="0.45" table:display="true" table:show-details="true"/>
                <table:data-pilot-member table:name="0.450819672131148" table:display="true" table:show-details="true"/>
                <table:data-pilot-member table:name="0.461538461538462" table:display="true" table:show-details="true"/>
                <table:data-pilot-member table:name="0.5" table:display="true" table:show-details="true"/>
                <table:data-pilot-member table:name="0.53469387755102" table:display="true" table:show-details="true"/>
                <table:data-pilot-member table:name="0.555555555555556" table:display="true" table:show-details="true"/>
                <table:data-pilot-member table:name="0.562841530054645" table:display="true" table:show-details="true"/>
                <table:data-pilot-member table:name="0.573770491803279" table:display="true" table:show-details="true"/>
                <table:data-pilot-member table:name="0.578947368421053" table:display="true" table:show-details="true"/>
                <table:data-pilot-member table:name="0.579234972677596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66666666666667" table:display="true" table:show-details="true"/>
                <table:data-pilot-member table:name="0.688888888888889" table:display="true" table:show-details="true"/>
                <table:data-pilot-member table:name="0.692307692307692" table:display="true" table:show-details="true"/>
                <table:data-pilot-member table:name="0.721311475409836" table:display="true" table:show-details="true"/>
                <table:data-pilot-member table:name="0.736842105263158" table:display="true" table:show-details="true"/>
                <table:data-pilot-member table:name="0.75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33333333333333" table:display="true" table:show-details="true"/>
                <table:data-pilot-member table:name="0.85" table:display="true" table:show-details="true"/>
                <table:data-pilot-member table:name="0.867768595041322" table:display="true" table:show-details="true"/>
                <table:data-pilot-member table:name="0.885245901639344" table:display="true" table:show-details="true"/>
                <table:data-pilot-member table:name="0.900826446280992" table:display="true" table:show-details="true"/>
                <table:data-pilot-member table:name="0.925" table:display="true" table:show-details="true"/>
                <table:data-pilot-member table:name="0.933333333333333" table:display="true" table:show-details="true"/>
                <table:data-pilot-member table:name="0.967213114754098" table:display="true" table:show-details="true"/>
                <table:data-pilot-member table:name="0.98333333333333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big_batch_collated_1'.A1:'Pivot Table_big_batch_collated_1'.H27" table:buttons="'Pivot Table_big_batch_collated_1'.A3 'Pivot Table_big_batch_collated_1'.B3 'Pivot Table_big_batch_collated_1'.C1 'Pivot Table_big_batch_collated_1'.D1" table:show-filter-button="false" table:drill-down-on-double-click="false">
          <table:source-cell-range table:cell-range-address="big_batch_collated.A1:big_batch_collated.G5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/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nal score" table:orientation="data" table:used-hierarchy="0" table:function="min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555555555555556" table:display="true" table:show-details="true"/>
                <table:data-pilot-member table:name="0.00819672131147541" table:display="true" table:show-details="true"/>
                <table:data-pilot-member table:name="0.00826446280991736" table:display="true" table:show-details="true"/>
                <table:data-pilot-member table:name="0.0109289617486339" table:display="true" table:show-details="true"/>
                <table:data-pilot-member table:name="0.0122448979591837" table:display="true" table:show-details="true"/>
                <table:data-pilot-member table:name="0.0163934426229508" table:display="true" table:show-details="true"/>
                <table:data-pilot-member table:name="0.032258064516129" table:display="true" table:show-details="true"/>
                <table:data-pilot-member table:name="0.0416666666666667" table:display="true" table:show-details="true"/>
                <table:data-pilot-member table:name="0.0491803278688525" table:display="true" table:show-details="true"/>
                <table:data-pilot-member table:name="0.0569444444444444" table:display="true" table:show-details="true"/>
                <table:data-pilot-member table:name="0.0604166666666667" table:display="true" table:show-details="true"/>
                <table:data-pilot-member table:name="0.0805555555555556" table:display="true" table:show-details="true"/>
                <table:data-pilot-member table:name="0.0819444444444444" table:display="true" table:show-details="true"/>
                <table:data-pilot-member table:name="0.0819672131147541" table:display="true" table:show-details="true"/>
                <table:data-pilot-member table:name="0.0833333333333333" table:display="true" table:show-details="true"/>
                <table:data-pilot-member table:name="0.0875" table:display="true" table:show-details="true"/>
                <table:data-pilot-member table:name="0.0916666666666667" table:display="true" table:show-details="true"/>
                <table:data-pilot-member table:name="0.0986842105263158" table:display="true" table:show-details="true"/>
                <table:data-pilot-member table:name="0.1" table:display="true" table:show-details="true"/>
                <table:data-pilot-member table:name="0.105555555555556" table:display="true" table:show-details="true"/>
                <table:data-pilot-member table:name="0.109259259259259" table:display="true" table:show-details="true"/>
                <table:data-pilot-member table:name="0.111111111111111" table:display="true" table:show-details="true"/>
                <table:data-pilot-member table:name="0.117647058823529" table:display="true" table:show-details="true"/>
                <table:data-pilot-member table:name="0.120833333333333" table:display="true" table:show-details="true"/>
                <table:data-pilot-member table:name="0.125" table:display="true" table:show-details="true"/>
                <table:data-pilot-member table:name="0.1375" table:display="true" table:show-details="true"/>
                <table:data-pilot-member table:name="0.142857142857143" table:display="true" table:show-details="true"/>
                <table:data-pilot-member table:name="0.147540983606557" table:display="true" table:show-details="true"/>
                <table:data-pilot-member table:name="0.15" table:display="true" table:show-details="true"/>
                <table:data-pilot-member table:name="0.157894736842105" table:display="true" table:show-details="true"/>
                <table:data-pilot-member table:name="0.158333333333333" table:display="true" table:show-details="true"/>
                <table:data-pilot-member table:name="0.163934426229508" table:display="true" table:show-details="true"/>
                <table:data-pilot-member table:name="0.166666666666667" table:display="true" table:show-details="true"/>
                <table:data-pilot-member table:name="0.176470588235294" table:display="true" table:show-details="true"/>
                <table:data-pilot-member table:name="0.1875" table:display="true" table:show-details="true"/>
                <table:data-pilot-member table:name="0.195833333333333" table:display="true" table:show-details="true"/>
                <table:data-pilot-member table:name="0.2" table:display="true" table:show-details="true"/>
                <table:data-pilot-member table:name="0.201388888888889" table:display="true" table:show-details="true"/>
                <table:data-pilot-member table:name="0.211111111111111" table:display="true" table:show-details="true"/>
                <table:data-pilot-member table:name="0.214285714285714" table:display="true" table:show-details="true"/>
                <table:data-pilot-member table:name="0.221311475409836" table:display="true" table:show-details="true"/>
                <table:data-pilot-member table:name="0.222222222222222" table:display="true" table:show-details="true"/>
                <table:data-pilot-member table:name="0.230769230769231" table:display="true" table:show-details="true"/>
                <table:data-pilot-member table:name="0.235416666666667" table:display="true" table:show-details="true"/>
                <table:data-pilot-member table:name="0.25" table:display="true" table:show-details="true"/>
                <table:data-pilot-member table:name="0.266666666666667" table:display="true" table:show-details="true"/>
                <table:data-pilot-member table:name="0.277777777777778" table:display="true" table:show-details="true"/>
                <table:data-pilot-member table:name="0.289617486338798" table:display="true" table:show-details="true"/>
                <table:data-pilot-member table:name="0.291666666666667" table:display="true" table:show-details="true"/>
                <table:data-pilot-member table:name="0.294444444444444" table:display="true" table:show-details="true"/>
                <table:data-pilot-member table:name="0.307692307692308" table:display="true" table:show-details="true"/>
                <table:data-pilot-member table:name="0.311475409836066" table:display="true" table:show-details="true"/>
                <table:data-pilot-member table:name="0.31578947368421" table:display="true" table:show-details="true"/>
                <table:data-pilot-member table:name="0.316666666666667" table:display="true" table:show-details="true"/>
                <table:data-pilot-member table:name="0.322222222222222" table:display="true" table:show-details="true"/>
                <table:data-pilot-member table:name="0.323770491803279" table:display="true" table:show-details="true"/>
                <table:data-pilot-member table:name="0.333333333333333" table:display="true" table:show-details="true"/>
                <table:data-pilot-member table:name="0.357142857142857" table:display="true" table:show-details="true"/>
                <table:data-pilot-member table:name="0.35792349726776" table:display="true" table:show-details="true"/>
                <table:data-pilot-member table:name="0.368852459016393" table:display="true" table:show-details="true"/>
                <table:data-pilot-member table:name="0.372222222222222" table:display="true" table:show-details="true"/>
                <table:data-pilot-member table:name="0.375" table:display="true" table:show-details="true"/>
                <table:data-pilot-member table:name="0.384615384615385" table:display="true" table:show-details="true"/>
                <table:data-pilot-member table:name="0.385245901639344" table:display="true" table:show-details="true"/>
                <table:data-pilot-member table:name="0.4" table:display="true" table:show-details="true"/>
                <table:data-pilot-member table:name="0.40983606557377" table:display="true" table:show-details="true"/>
                <table:data-pilot-member table:name="0.416666666666667" table:display="true" table:show-details="true"/>
                <table:data-pilot-member table:name="0.428571428571429" table:display="true" table:show-details="true"/>
                <table:data-pilot-member table:name="0.429752066115703" table:display="true" table:show-details="true"/>
                <table:data-pilot-member table:name="0.431693989071038" table:display="true" table:show-details="true"/>
                <table:data-pilot-member table:name="0.43265306122449" table:display="true" table:show-details="true"/>
                <table:data-pilot-member table:name="0.4375" table:display="true" table:show-details="true"/>
                <table:data-pilot-member table:name="0.441666666666667" table:display="true" table:show-details="true"/>
                <table:data-pilot-member table:name="0.444444444444444" table:display="true" table:show-details="true"/>
                <table:data-pilot-member table:name="0.45" table:display="true" table:show-details="true"/>
                <table:data-pilot-member table:name="0.450819672131148" table:display="true" table:show-details="true"/>
                <table:data-pilot-member table:name="0.461538461538462" table:display="true" table:show-details="true"/>
                <table:data-pilot-member table:name="0.5" table:display="true" table:show-details="true"/>
                <table:data-pilot-member table:name="0.53469387755102" table:display="true" table:show-details="true"/>
                <table:data-pilot-member table:name="0.555555555555556" table:display="true" table:show-details="true"/>
                <table:data-pilot-member table:name="0.562841530054645" table:display="true" table:show-details="true"/>
                <table:data-pilot-member table:name="0.573770491803279" table:display="true" table:show-details="true"/>
                <table:data-pilot-member table:name="0.578947368421053" table:display="true" table:show-details="true"/>
                <table:data-pilot-member table:name="0.579234972677596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66666666666667" table:display="true" table:show-details="true"/>
                <table:data-pilot-member table:name="0.688888888888889" table:display="true" table:show-details="true"/>
                <table:data-pilot-member table:name="0.692307692307692" table:display="true" table:show-details="true"/>
                <table:data-pilot-member table:name="0.721311475409836" table:display="true" table:show-details="true"/>
                <table:data-pilot-member table:name="0.736842105263158" table:display="true" table:show-details="true"/>
                <table:data-pilot-member table:name="0.75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33333333333333" table:display="true" table:show-details="true"/>
                <table:data-pilot-member table:name="0.85" table:display="true" table:show-details="true"/>
                <table:data-pilot-member table:name="0.867768595041322" table:display="true" table:show-details="true"/>
                <table:data-pilot-member table:name="0.885245901639344" table:display="true" table:show-details="true"/>
                <table:data-pilot-member table:name="0.900826446280992" table:display="true" table:show-details="true"/>
                <table:data-pilot-member table:name="0.925" table:display="true" table:show-details="true"/>
                <table:data-pilot-member table:name="0.933333333333333" table:display="true" table:show-details="true"/>
                <table:data-pilot-member table:name="0.967213114754098" table:display="true" table:show-details="true"/>
                <table:data-pilot-member table:name="0.98333333333333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nal score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d7d7"/>
    </style:style>
    <style:style style:name="Untitled2" style:family="table-cell" style:parent-style-name="Default">
      <style:table-cell-properties fo:background-color="#ffffa6"/>
    </style:style>
    <style:style style:name="Untitled3" style:family="table-cell" style:parent-style-name="Default">
      <style:table-cell-properties fo:background-color="#e8f2a1"/>
    </style:style>
    <style:style style:name="Untitled4" style:family="table-cell" style:parent-style-name="Default">
      <style:table-cell-properties fo:background-color="#afd095"/>
    </style:style>
    <style:style style:name="Untitled5" style:family="table-cell" style:parent-style-name="Default">
      <style:table-cell-properties fo:background-color="#ffaa95"/>
    </style:style>
    <style:style style:name="Untitled6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8T11:58:51.725201050</dc:date>
    <meta:editing-duration>PT3H54M33S</meta:editing-duration>
    <meta:editing-cycles>3</meta:editing-cycles>
    <meta:generator>LibreOffice/7.3.4.2$Linux_X86_64 LibreOffice_project/30$Build-2</meta:generator>
    <meta:document-statistic meta:table-count="4" meta:cell-count="4205" meta:object-count="0"/>
  </office:meta>
</office:document-meta>
</file>